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55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21mm" fo:break-before="auto" style:use-optimal-row-height="fals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own – FROM candidate Across TO candi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<text:span text:style-name="T1">st</text:span> Preference</text:p>
          </table:table-cell>
          <table:table-cell office:value-type="string" calcext:value-type="string">
            <text:p>1<text:span text:style-name="T1">st</text:span> Preference</text:p>
          </table:table-cell>
          <table:table-cell/>
        </table:table-row>
        <table:table-row table:style-name="ro3">
          <table:table-cell office:value-type="string" calcext:value-type="string">
            <text:p>GILLARD Terr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SAR Elle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AL Char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IDT Mi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THWAY Sara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CKA Jack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MMONDS Stephe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TCHELL Pet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LLAS Geor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MBLE Jennif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ULL S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DWELL Meliss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ING Micha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DNER Ale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RRIHY Pet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SFIELD Sara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ONTELJ Eddy</text:p>
          </table:table-cell>
          <table:table-cell table:number-columns-repeated="2"/>
        </table:table-row>
        <table:table-row table:style-name="ro3" table:number-rows-repeated="16">
          <table:table-cell table:number-columns-repeated="3"/>
        </table:table-row>
        <table:table-row table:style-name="ro3">
          <table:table-cell office:value-type="string" calcext:value-type="string">
            <text:p>Where there are multiple counts due to an exclusion these have been combin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0:21:23.014377215</meta:creation-date>
    <dc:date>2017-11-05T10:56:48.993263608</dc:date>
    <meta:editing-duration>PT25M25S</meta:editing-duration>
    <meta:editing-cycles>2</meta:editing-cycles>
    <meta:generator>LibreOffice/5.1.6.2$Linux_X86_64 LibreOffice_project/10m0$Build-2</meta:generator>
    <meta:document-statistic meta:table-count="1" meta:cell-count="21" meta:object-count="0"/>
  </office:meta>
</office:document-meta>
</file>